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>
      <style:graphic-properties style:writing-mode="lr-tb" loext:decorative="false"/>
    </style:style>
    <style:style style:name="gr2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afafa" draw:textarea-horizontal-align="justify" draw:textarea-vertical-align="bottom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3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false" fo:min-height="1.046cm" fo:min-width="4.046cm" fo:padding-top="0.107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4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5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afafa" draw:textarea-horizontal-align="justify" draw:textarea-vertical-align="bottom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6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false" fo:min-height="1.046cm" fo:min-width="4.046cm" fo:padding-top="0.107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7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8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afafa" draw:textarea-horizontal-align="justify" draw:textarea-vertical-align="bottom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9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false" fo:min-height="1.046cm" fo:min-width="4.046cm" fo:padding-top="0.107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0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1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afafa" draw:textarea-horizontal-align="justify" draw:textarea-vertical-align="bottom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2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false" fo:min-height="1.046cm" fo:min-width="4.046cm" fo:padding-top="0.107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3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4" style:family="graphic" style:parent-style-name="standard" style:list-style-name="L1">
      <style:graphic-properties draw:stroke="dash" draw:stroke-dash="Long_20_Dash" svg:stroke-width="0.053cm" svg:stroke-color="#000000" draw:marker-start="Triangle_20_unfilled" draw:marker-start-width="0.4cm" draw:marker-start-center="false" draw:marker-end="" draw:marker-end-width="0.58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15" style:family="graphic" style:parent-style-name="standard" style:list-style-name="L1">
      <style:graphic-properties draw:stroke="dash" draw:stroke-dash="Long_20_Dash" svg:stroke-width="0.053cm" svg:stroke-color="#000000" draw:marker-start="Triangle_20_unfilled" draw:marker-start-width="0.4cm" draw:marker-start-center="false" draw:marker-end="" draw:marker-end-width="0.58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16" style:family="graphic" style:parent-style-name="standard" style:list-style-name="L1">
      <style:graphic-properties draw:stroke="dash" draw:stroke-dash="Long_20_Dash" svg:stroke-width="0.053cm" svg:stroke-color="#000000" draw:marker-start="Triangle_20_unfilled" draw:marker-start-width="0.4cm" draw:marker-start-center="false" draw:marker-end="" draw:marker-end-width="0.58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17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afafa" draw:textarea-horizontal-align="justify" draw:textarea-vertical-align="bottom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8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false" fo:min-height="1.046cm" fo:min-width="4.046cm" fo:padding-top="0.107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9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20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afafa" draw:textarea-horizontal-align="justify" draw:textarea-vertical-align="bottom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21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false" fo:min-height="1.046cm" fo:min-width="4.046cm" fo:padding-top="0.107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22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23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afafa" draw:textarea-horizontal-align="justify" draw:textarea-vertical-align="bottom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24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false" fo:min-height="1.046cm" fo:min-width="4.046cm" fo:padding-top="0.107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25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26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afafa" draw:textarea-horizontal-align="justify" draw:textarea-vertical-align="bottom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27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false" fo:min-height="1.046cm" fo:min-width="4.046cm" fo:padding-top="0.107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28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loext:graphic-properties draw:fill="solid" draw:fill-color="#fafafa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.5cm"/>
        </style:tab-stops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.5cm"/>
        </style:tab-stops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draw:style-name="gr1" xml:id="id1" draw:id="id1">
          <draw:glue-point draw:id="4" svg:x="-4.442cm" svg:y="-4.998cm"/>
          <draw:glue-point draw:id="5" svg:x="-2.22cm" svg:y="-4.998cm"/>
          <draw:glue-point draw:id="6" svg:x="0.001cm" svg:y="0.636cm" draw:align="top-left"/>
          <draw:glue-point draw:id="7" svg:x="-4.442cm" svg:y="5.113cm"/>
          <draw:glue-point draw:id="8" svg:x="-2.22cm" svg:y="5.113cm"/>
          <draw:glue-point draw:id="9" svg:x="2.223cm" svg:y="5.113cm"/>
          <draw:glue-point draw:id="10" svg:x="4.446cm" svg:y="5.113cm"/>
          <draw:glue-point draw:id="11" svg:x="0.001cm" svg:y="-0.544cm" draw:align="bottom-left"/>
          <draw:glue-point draw:id="12" svg:x="-0.001cm" svg:y="-0.544cm" draw:align="bottom-right"/>
          <draw:glue-point draw:id="13" svg:x="-0.001cm" svg:y="0.636cm" draw:align="top-right"/>
          <draw:glue-point draw:id="14" svg:x="2.223cm" svg:y="-4.998cm"/>
          <draw:glue-point draw:id="15" svg:x="4.446cm" svg:y="-4.998cm"/>
          <draw:custom-shape draw:style-name="gr2" draw:text-style-name="P2" draw:layer="layout" svg:width="4.5cm" svg:height="1.153cm" svg:x="8.994cm" svg:y="6.027cm">
            <draw:glue-point draw:id="4" svg:x="-4.442cm" svg:y="-5cm"/>
            <draw:glue-point draw:id="5" svg:x="-2.22cm" svg:y="-5cm"/>
            <draw:glue-point draw:id="6" svg:x="2.223cm" svg:y="-5cm"/>
            <draw:glue-point draw:id="7" svg:x="4.446cm" svg:y="-5cm"/>
            <draw:glue-point draw:id="8" svg:x="0.001cm" svg:y="0.634cm" draw:align="top-left"/>
            <draw:glue-point draw:id="9" svg:x="-0.001cm" svg:y="0.634cm" draw:align="top-right"/>
            <text:p text:style-name="P1"><text:span text:style-name="T1">&lt;&lt;abstract&gt;&gt;</text:span></text:p>
            <text:p text:style-name="P1"><text:span text:style-name="T1">Us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4" draw:layer="layout" svg:width="4.5cm" svg:height="1.255cm" svg:x="8.994cm" svg:y="7.18cm">
            <text:p text:style-name="P3"><text:span text:style-name="T1">-</text:span><text:span text:style-name="T1"><text:tab/>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4" draw:layer="layout" svg:width="4.5cm" svg:height="0.679cm" svg:x="8.994cm" svg:y="8.435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 text:style-name="P3"><text:span text:style-name="T1">+</text:span><text:span text:style-name="T1"><text:tab/>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1" xml:id="id4" draw:id="id4">
          <draw:glue-point draw:id="4" svg:x="-4.442cm" svg:y="-4.998cm"/>
          <draw:glue-point draw:id="5" svg:x="-2.22cm" svg:y="-4.998cm"/>
          <draw:glue-point draw:id="6" svg:x="0.001cm" svg:y="0.636cm" draw:align="top-left"/>
          <draw:glue-point draw:id="7" svg:x="-4.442cm" svg:y="5.113cm"/>
          <draw:glue-point draw:id="8" svg:x="-2.22cm" svg:y="5.113cm"/>
          <draw:glue-point draw:id="9" svg:x="2.223cm" svg:y="5.113cm"/>
          <draw:glue-point draw:id="10" svg:x="4.446cm" svg:y="5.113cm"/>
          <draw:glue-point draw:id="11" svg:x="0.001cm" svg:y="-0.544cm" draw:align="bottom-left"/>
          <draw:glue-point draw:id="12" svg:x="-0.001cm" svg:y="-0.544cm" draw:align="bottom-right"/>
          <draw:glue-point draw:id="13" svg:x="-0.001cm" svg:y="0.636cm" draw:align="top-right"/>
          <draw:glue-point draw:id="14" svg:x="2.223cm" svg:y="-4.998cm"/>
          <draw:glue-point draw:id="15" svg:x="4.446cm" svg:y="-4.998cm"/>
          <draw:custom-shape draw:style-name="gr5" draw:text-style-name="P2" draw:layer="layout" svg:width="4.5cm" svg:height="0.679cm" svg:x="3.819cm" svg:y="0.817cm">
            <draw:glue-point draw:id="4" svg:x="-4.442cm" svg:y="-5cm"/>
            <draw:glue-point draw:id="5" svg:x="-2.22cm" svg:y="-5cm"/>
            <draw:glue-point draw:id="6" svg:x="2.223cm" svg:y="-5cm"/>
            <draw:glue-point draw:id="7" svg:x="4.446cm" svg:y="-5cm"/>
            <draw:glue-point draw:id="8" svg:x="0.001cm" svg:y="0.634cm" draw:align="top-left"/>
            <draw:glue-point draw:id="9" svg:x="-0.001cm" svg:y="0.634cm" draw:align="top-right"/>
            <text:p text:style-name="P1"><text:span text:style-name="T1">Employe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4" draw:layer="layout" svg:width="4.5cm" svg:height="1.255cm" svg:x="3.819cm" svg:y="1.496cm">
            <text:p text:style-name="P3"><text:span text:style-name="T1">-</text:span><text:span text:style-name="T1"><text:tab/></text:span><text:span text:style-name="T1">id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4" draw:layer="layout" svg:width="4.5cm" svg:height="0.679cm" svg:x="3.819cm" svg:y="2.751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 text:style-name="P3"><text:span text:style-name="T1">+</text:span><text:span text:style-name="T1"><text:tab/>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1" xml:id="id2" draw:id="id2">
          <draw:glue-point draw:id="4" svg:x="-4.442cm" svg:y="-4.998cm"/>
          <draw:glue-point draw:id="5" svg:x="-2.22cm" svg:y="-4.998cm"/>
          <draw:glue-point draw:id="6" svg:x="0.001cm" svg:y="0.636cm" draw:align="top-left"/>
          <draw:glue-point draw:id="7" svg:x="-4.442cm" svg:y="5.113cm"/>
          <draw:glue-point draw:id="8" svg:x="-2.22cm" svg:y="5.113cm"/>
          <draw:glue-point draw:id="9" svg:x="2.223cm" svg:y="5.113cm"/>
          <draw:glue-point draw:id="10" svg:x="4.446cm" svg:y="5.113cm"/>
          <draw:glue-point draw:id="11" svg:x="0.001cm" svg:y="-0.544cm" draw:align="bottom-left"/>
          <draw:glue-point draw:id="12" svg:x="-0.001cm" svg:y="-0.544cm" draw:align="bottom-right"/>
          <draw:glue-point draw:id="13" svg:x="-0.001cm" svg:y="0.636cm" draw:align="top-right"/>
          <draw:glue-point draw:id="14" svg:x="2.223cm" svg:y="-4.998cm"/>
          <draw:glue-point draw:id="15" svg:x="4.446cm" svg:y="-4.998cm"/>
          <draw:custom-shape draw:style-name="gr8" draw:text-style-name="P2" draw:layer="layout" svg:width="4.5cm" svg:height="0.679cm" svg:x="14.09cm" svg:y="0.843cm">
            <draw:glue-point draw:id="4" svg:x="-4.442cm" svg:y="-5cm"/>
            <draw:glue-point draw:id="5" svg:x="-2.22cm" svg:y="-5cm"/>
            <draw:glue-point draw:id="6" svg:x="2.223cm" svg:y="-5cm"/>
            <draw:glue-point draw:id="7" svg:x="4.446cm" svg:y="-5cm"/>
            <draw:glue-point draw:id="8" svg:x="0.001cm" svg:y="0.634cm" draw:align="top-left"/>
            <draw:glue-point draw:id="9" svg:x="-0.001cm" svg:y="0.634cm" draw:align="top-right"/>
            <text:p text:style-name="P1"><text:span text:style-name="T1">Custom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4" draw:layer="layout" svg:width="4.5cm" svg:height="1.255cm" svg:x="14.09cm" svg:y="1.522cm">
            <text:p text:style-name="P3"><text:span text:style-name="T1">-</text:span><text:span text:style-name="T1"><text:tab/>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4" draw:layer="layout" svg:width="4.5cm" svg:height="0.679cm" svg:x="14.09cm" svg:y="2.777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 text:style-name="P3"><text:span text:style-name="T1">+</text:span><text:span text:style-name="T1"><text:tab/>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1" xml:id="id3" draw:id="id3">
          <draw:glue-point draw:id="4" svg:x="-4.442cm" svg:y="-4.998cm"/>
          <draw:glue-point draw:id="5" svg:x="-2.22cm" svg:y="-4.998cm"/>
          <draw:glue-point draw:id="6" svg:x="0.001cm" svg:y="0.636cm" draw:align="top-left"/>
          <draw:glue-point draw:id="7" svg:x="-4.442cm" svg:y="5.113cm"/>
          <draw:glue-point draw:id="8" svg:x="-2.22cm" svg:y="5.113cm"/>
          <draw:glue-point draw:id="9" svg:x="2.223cm" svg:y="5.113cm"/>
          <draw:glue-point draw:id="10" svg:x="4.446cm" svg:y="5.113cm"/>
          <draw:glue-point draw:id="11" svg:x="0.001cm" svg:y="-0.544cm" draw:align="bottom-left"/>
          <draw:glue-point draw:id="12" svg:x="-0.001cm" svg:y="-0.544cm" draw:align="bottom-right"/>
          <draw:glue-point draw:id="13" svg:x="-0.001cm" svg:y="0.636cm" draw:align="top-right"/>
          <draw:glue-point draw:id="14" svg:x="2.223cm" svg:y="-4.998cm"/>
          <draw:glue-point draw:id="15" svg:x="4.446cm" svg:y="-4.998cm"/>
          <draw:custom-shape draw:style-name="gr11" draw:text-style-name="P2" draw:layer="layout" svg:width="4.5cm" svg:height="0.679cm" svg:x="8.994cm" svg:y="0.844cm">
            <draw:glue-point draw:id="4" svg:x="-4.442cm" svg:y="-5cm"/>
            <draw:glue-point draw:id="5" svg:x="-2.22cm" svg:y="-5cm"/>
            <draw:glue-point draw:id="6" svg:x="2.223cm" svg:y="-5cm"/>
            <draw:glue-point draw:id="7" svg:x="4.446cm" svg:y="-5cm"/>
            <draw:glue-point draw:id="8" svg:x="0.001cm" svg:y="0.634cm" draw:align="top-left"/>
            <draw:glue-point draw:id="9" svg:x="-0.001cm" svg:y="0.634cm" draw:align="top-right"/>
            <text:p text:style-name="P1"><text:span text:style-name="T1">System Administrato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4" draw:layer="layout" svg:width="4.5cm" svg:height="1.255cm" svg:x="8.994cm" svg:y="1.523cm">
            <text:p text:style-name="P3"><text:span text:style-name="T1">-</text:span><text:span text:style-name="T1"><text:tab/>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4" draw:layer="layout" svg:width="4.5cm" svg:height="0.679cm" svg:x="8.994cm" svg:y="2.778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 text:style-name="P3"><text:span text:style-name="T1">+</text:span><text:span text:style-name="T1"><text:tab/>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gr14" draw:text-style-name="P5" draw:layer="layout" svg:x1="13.244cm" svg:y1="6.028cm" svg:x2="16.34cm" svg:y2="3.456cm" draw:start-shape="id1" draw:start-glue-point="15" draw:end-shape="id2" draw:end-glue-point="2" svg:d="M13244 6028v-1287h3096v-1285" svg:viewBox="0 0 3097 2573">
          <text:p/>
        </draw:connector>
        <draw:connector draw:style-name="gr15" draw:text-style-name="P5" draw:layer="layout" svg:x1="11.244cm" svg:y1="6.027cm" svg:x2="11.244cm" svg:y2="3.457cm" draw:start-shape="id1" draw:start-glue-point="0" draw:end-shape="id3" draw:end-glue-point="2" svg:d="M11244 6027v-2570" svg:viewBox="0 0 1 2571">
          <text:p/>
        </draw:connector>
        <draw:connector draw:style-name="gr16" draw:text-style-name="P5" draw:layer="layout" svg:x1="9.246cm" svg:y1="6.028cm" svg:x2="6.069cm" svg:y2="3.43cm" draw:start-shape="id1" draw:start-glue-point="4" draw:end-shape="id4" draw:end-glue-point="2" svg:d="M9246 6028v-1300h-3177v-1298" svg:viewBox="0 0 3178 2599">
          <text:p/>
        </draw:connector>
        <draw:g draw:style-name="gr1">
          <draw:glue-point draw:id="4" svg:x="-4.442cm" svg:y="-4.998cm"/>
          <draw:glue-point draw:id="5" svg:x="-2.22cm" svg:y="-4.998cm"/>
          <draw:glue-point draw:id="6" svg:x="0.001cm" svg:y="0.636cm" draw:align="top-left"/>
          <draw:glue-point draw:id="7" svg:x="-4.442cm" svg:y="5.113cm"/>
          <draw:glue-point draw:id="8" svg:x="-2.22cm" svg:y="5.113cm"/>
          <draw:glue-point draw:id="9" svg:x="2.223cm" svg:y="5.113cm"/>
          <draw:glue-point draw:id="10" svg:x="4.446cm" svg:y="5.113cm"/>
          <draw:glue-point draw:id="11" svg:x="0.001cm" svg:y="-0.544cm" draw:align="bottom-left"/>
          <draw:glue-point draw:id="12" svg:x="-0.001cm" svg:y="-0.544cm" draw:align="bottom-right"/>
          <draw:glue-point draw:id="13" svg:x="-0.001cm" svg:y="0.636cm" draw:align="top-right"/>
          <draw:glue-point draw:id="14" svg:x="2.223cm" svg:y="-4.998cm"/>
          <draw:glue-point draw:id="15" svg:x="4.446cm" svg:y="-4.998cm"/>
          <draw:custom-shape draw:style-name="gr17" draw:text-style-name="P2" draw:layer="layout" svg:width="4.5cm" svg:height="0.679cm" svg:x="20.473cm" svg:y="3.463cm">
            <draw:glue-point draw:id="4" svg:x="-4.442cm" svg:y="-5cm"/>
            <draw:glue-point draw:id="5" svg:x="-2.22cm" svg:y="-5cm"/>
            <draw:glue-point draw:id="6" svg:x="2.223cm" svg:y="-5cm"/>
            <draw:glue-point draw:id="7" svg:x="4.446cm" svg:y="-5cm"/>
            <draw:glue-point draw:id="8" svg:x="0.001cm" svg:y="0.634cm" draw:align="top-left"/>
            <draw:glue-point draw:id="9" svg:x="-0.001cm" svg:y="0.634cm" draw:align="top-right"/>
            <text:p text:style-name="P1"><text:span text:style-name="T1">ApplicationCatalog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" draw:text-style-name="P4" draw:layer="layout" svg:width="4.5cm" svg:height="1.255cm" svg:x="20.473cm" svg:y="4.142cm">
            <text:p text:style-name="P3"><text:span text:style-name="T1">-</text:span><text:span text:style-name="T1"><text:tab/>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" draw:text-style-name="P4" draw:layer="layout" svg:width="4.5cm" svg:height="0.679cm" svg:x="20.473cm" svg:y="5.397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 text:style-name="P3"><text:span text:style-name="T1">+</text:span><text:span text:style-name="T1"><text:tab/>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1">
          <draw:glue-point draw:id="4" svg:x="-4.442cm" svg:y="-4.998cm"/>
          <draw:glue-point draw:id="5" svg:x="-2.22cm" svg:y="-4.998cm"/>
          <draw:glue-point draw:id="6" svg:x="0.001cm" svg:y="0.636cm" draw:align="top-left"/>
          <draw:glue-point draw:id="7" svg:x="-4.442cm" svg:y="5.113cm"/>
          <draw:glue-point draw:id="8" svg:x="-2.22cm" svg:y="5.113cm"/>
          <draw:glue-point draw:id="9" svg:x="2.223cm" svg:y="5.113cm"/>
          <draw:glue-point draw:id="10" svg:x="4.446cm" svg:y="5.113cm"/>
          <draw:glue-point draw:id="11" svg:x="0.001cm" svg:y="-0.544cm" draw:align="bottom-left"/>
          <draw:glue-point draw:id="12" svg:x="-0.001cm" svg:y="-0.544cm" draw:align="bottom-right"/>
          <draw:glue-point draw:id="13" svg:x="-0.001cm" svg:y="0.636cm" draw:align="top-right"/>
          <draw:glue-point draw:id="14" svg:x="2.223cm" svg:y="-4.998cm"/>
          <draw:glue-point draw:id="15" svg:x="4.446cm" svg:y="-4.998cm"/>
          <draw:custom-shape draw:style-name="gr20" draw:text-style-name="P2" draw:layer="layout" svg:width="4.5cm" svg:height="0.679cm" svg:x="20.447cm" svg:y="6.602cm">
            <draw:glue-point draw:id="4" svg:x="-4.442cm" svg:y="-5cm"/>
            <draw:glue-point draw:id="5" svg:x="-2.22cm" svg:y="-5cm"/>
            <draw:glue-point draw:id="6" svg:x="2.223cm" svg:y="-5cm"/>
            <draw:glue-point draw:id="7" svg:x="4.446cm" svg:y="-5cm"/>
            <draw:glue-point draw:id="8" svg:x="0.001cm" svg:y="0.634cm" draw:align="top-left"/>
            <draw:glue-point draw:id="9" svg:x="-0.001cm" svg:y="0.634cm" draw:align="top-right"/>
            <text:p text:style-name="P1"><text:span text:style-name="T1">CredentialCatalog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1" draw:text-style-name="P4" draw:layer="layout" svg:width="4.5cm" svg:height="1.255cm" svg:x="20.447cm" svg:y="7.281cm">
            <text:p text:style-name="P3"><text:span text:style-name="T1">-</text:span><text:span text:style-name="T1"><text:tab/>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2" draw:text-style-name="P4" draw:layer="layout" svg:width="4.5cm" svg:height="0.679cm" svg:x="20.447cm" svg:y="8.536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 text:style-name="P3"><text:span text:style-name="T1">+</text:span><text:span text:style-name="T1"><text:tab/>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1">
          <draw:glue-point draw:id="4" svg:x="-4.442cm" svg:y="-4.998cm"/>
          <draw:glue-point draw:id="5" svg:x="-2.22cm" svg:y="-4.998cm"/>
          <draw:glue-point draw:id="6" svg:x="0.001cm" svg:y="0.636cm" draw:align="top-left"/>
          <draw:glue-point draw:id="7" svg:x="-4.442cm" svg:y="5.113cm"/>
          <draw:glue-point draw:id="8" svg:x="-2.22cm" svg:y="5.113cm"/>
          <draw:glue-point draw:id="9" svg:x="2.223cm" svg:y="5.113cm"/>
          <draw:glue-point draw:id="10" svg:x="4.446cm" svg:y="5.113cm"/>
          <draw:glue-point draw:id="11" svg:x="0.001cm" svg:y="-0.544cm" draw:align="bottom-left"/>
          <draw:glue-point draw:id="12" svg:x="-0.001cm" svg:y="-0.544cm" draw:align="bottom-right"/>
          <draw:glue-point draw:id="13" svg:x="-0.001cm" svg:y="0.636cm" draw:align="top-right"/>
          <draw:glue-point draw:id="14" svg:x="2.223cm" svg:y="-4.998cm"/>
          <draw:glue-point draw:id="15" svg:x="4.446cm" svg:y="-4.998cm"/>
          <draw:custom-shape draw:style-name="gr23" draw:text-style-name="P2" draw:layer="layout" svg:width="4.5cm" svg:height="0.679cm" svg:x="20.395cm" svg:y="9.896cm">
            <draw:glue-point draw:id="4" svg:x="-4.442cm" svg:y="-5cm"/>
            <draw:glue-point draw:id="5" svg:x="-2.22cm" svg:y="-5cm"/>
            <draw:glue-point draw:id="6" svg:x="2.223cm" svg:y="-5cm"/>
            <draw:glue-point draw:id="7" svg:x="4.446cm" svg:y="-5cm"/>
            <draw:glue-point draw:id="8" svg:x="0.001cm" svg:y="0.634cm" draw:align="top-left"/>
            <draw:glue-point draw:id="9" svg:x="-0.001cm" svg:y="0.634cm" draw:align="top-right"/>
            <text:p text:style-name="P1"><text:span text:style-name="T1">TokenCatalog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4" draw:text-style-name="P4" draw:layer="layout" svg:width="4.5cm" svg:height="1.255cm" svg:x="20.395cm" svg:y="10.575cm">
            <text:p text:style-name="P3"><text:span text:style-name="T1">-</text:span><text:span text:style-name="T1"><text:tab/>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5" draw:text-style-name="P4" draw:layer="layout" svg:width="4.5cm" svg:height="0.679cm" svg:x="20.395cm" svg:y="11.83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 text:style-name="P3"><text:span text:style-name="T1">+</text:span><text:span text:style-name="T1"><text:tab/>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1">
          <draw:glue-point draw:id="4" svg:x="-4.442cm" svg:y="-4.998cm"/>
          <draw:glue-point draw:id="5" svg:x="-2.22cm" svg:y="-4.998cm"/>
          <draw:glue-point draw:id="6" svg:x="0.001cm" svg:y="0.636cm" draw:align="top-left"/>
          <draw:glue-point draw:id="7" svg:x="-4.442cm" svg:y="5.113cm"/>
          <draw:glue-point draw:id="8" svg:x="-2.22cm" svg:y="5.113cm"/>
          <draw:glue-point draw:id="9" svg:x="2.223cm" svg:y="5.113cm"/>
          <draw:glue-point draw:id="10" svg:x="4.446cm" svg:y="5.113cm"/>
          <draw:glue-point draw:id="11" svg:x="0.001cm" svg:y="-0.544cm" draw:align="bottom-left"/>
          <draw:glue-point draw:id="12" svg:x="-0.001cm" svg:y="-0.544cm" draw:align="bottom-right"/>
          <draw:glue-point draw:id="13" svg:x="-0.001cm" svg:y="0.636cm" draw:align="top-right"/>
          <draw:glue-point draw:id="14" svg:x="2.223cm" svg:y="-4.998cm"/>
          <draw:glue-point draw:id="15" svg:x="4.446cm" svg:y="-4.998cm"/>
          <draw:custom-shape draw:style-name="gr26" draw:text-style-name="P2" draw:layer="layout" svg:width="4.5cm" svg:height="0.679cm" svg:x="21.07cm" svg:y="13.424cm">
            <draw:glue-point draw:id="4" svg:x="-4.442cm" svg:y="-5cm"/>
            <draw:glue-point draw:id="5" svg:x="-2.22cm" svg:y="-5cm"/>
            <draw:glue-point draw:id="6" svg:x="2.223cm" svg:y="-5cm"/>
            <draw:glue-point draw:id="7" svg:x="4.446cm" svg:y="-5cm"/>
            <draw:glue-point draw:id="8" svg:x="0.001cm" svg:y="0.634cm" draw:align="top-left"/>
            <draw:glue-point draw:id="9" svg:x="-0.001cm" svg:y="0.634cm" draw:align="top-right"/>
            <text:p text:style-name="P1"><text:span text:style-name="T1">KeyCatalog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7" draw:text-style-name="P4" draw:layer="layout" svg:width="4.5cm" svg:height="1.255cm" svg:x="21.07cm" svg:y="14.103cm">
            <text:p text:style-name="P3"><text:span text:style-name="T1">-</text:span><text:span text:style-name="T1"><text:tab/>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" draw:text-style-name="P4" draw:layer="layout" svg:width="4.5cm" svg:height="0.679cm" svg:x="21.07cm" svg:y="15.358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 text:style-name="P3"><text:span text:style-name="T1">+</text:span><text:span text:style-name="T1"><text:tab/>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Triangle_20_unfilled" draw:display-name="Triangle unfilled" svg:viewBox="0 0 3000 3000" svg:d="M1500 0l1500 3000h-3000zM1500 447l-1176 2353h2353z"/>
    <draw:stroke-dash draw:name="Dashed_20__28_var_29__20_4" draw:display-name="Dashed (var) 4" draw:style="rect" draw:dots1="1" draw:dots1-length="0.02cm" draw:dots2="1" draw:dots2-length="0.02cm" draw:distance="0.02cm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2T22:12:51.656845887</meta:creation-date>
    <dc:date>2024-04-22T22:35:11.526519185</dc:date>
    <meta:editing-duration>PT22M17S</meta:editing-duration>
    <meta:editing-cycles>6</meta:editing-cycles>
    <meta:generator>LibreOffice/24.2.0.3$Linux_X86_64 LibreOffice_project/420$Build-3</meta:generator>
    <meta:document-statistic meta:object-count="35"/>
  </office:meta>
</office:document-meta>
</file>